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fo:font-style="italic" style:font-style-asian="italic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fo:font-style="italic" style:font-style-asian="italic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fo:font-style="italic" style:font-style-asian="italic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="Consolas" style:font-name-complex="Consolas" fo:font-size="10pt" style:font-size-asian="10pt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Consolas" style:font-name-complex="Consolas" fo:font-size="10pt" style:font-size-asian="10pt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ListParagraph" style:list-style-name="LFO1" style:family="paragraph">
      <style:paragraph-properties fo:margin-bottom="0in" fo:line-height="100%"/>
    </style:style>
    <style:style style:name="T30" style:parent-style-name="DefaultParagraphFont" style:family="text">
      <style:text-properties style:font-name="Consolas" style:font-name-complex="Consolas" fo:font-size="10pt" style:font-size-asian="10pt"/>
    </style:style>
    <style:style style:name="P31" style:parent-style-name="ListParagraph" style:list-style-name="LFO1" style:family="paragraph">
      <style:paragraph-properties fo:margin-bottom="0in" fo:line-height="100%"/>
    </style:style>
    <style:style style:name="T32" style:parent-style-name="DefaultParagraphFont" style:family="text">
      <style:text-properties style:font-name="Consolas" style:font-name-complex="Consolas" fo:font-size="10pt" style:font-size-asian="10pt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36" style:parent-style-name="Normal" style:family="paragraph">
      <style:paragraph-properties fo:margin-bottom="0in" fo:line-height="100%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fo:font-style="italic" style:font-style-asian="italic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-Z80 Quick Start</text:p>
      <text:p text:style-name="P6">Download<text:s/><text:span text:style-name="T7">Quartus II Web Edition</text:span>:<text:s/><text:a xlink:href="https://www.altera.com/download" office:target-frame-name="_top" xlink:show="replace"><text:span text:style-name="Hyperlink">https://www.alt</text:span><text:bookmark-start text:name="_Hlt399565290"/><text:bookmark-start text:name="_Hlt399565291"/><text:span text:style-name="Hyperlink">e</text:span><text:bookmark-end text:name="_Hlt399565290"/><text:bookmark-end text:name="_Hlt399565291"/><text:span text:style-name="Hyperlink">ra.com/download</text:span></text:a></text:p>
      <text:p text:style-name="P8">Depending on your Altera FPGA device, select a<text:s/>version: For<text:s/>a<text:s/>DE1 board, the latest free version that supported Cyclone II was Quartus 13.0 SP1.</text:p>
      <text:p text:style-name="P9">Download<text:s/><text:span text:style-name="T10">ModelSim</text:span><text:s/>from the same<text:s/>Altera<text:s/>site.</text:p>
      <text:p text:style-name="P11">You don’t need to have an FPGA device to play with this design – ModelSim could do just fine to test and run various simulations!</text:p>
      <text:p text:style-name="P12">Xilinx devices<text:s/><text:span text:style-name="T13">should</text:span><text:s/>work by linking with Verilog/SystemVerilog files, but I did not try it.</text:p>
      <text:p text:style-name="P14">Install Python 2.x:<text:s/><text:a xlink:href="http://www.activestate.com/activepython" office:target-frame-name="_top" xlink:show="replace"><text:span text:style-name="Hyperlink">http://www.activestate.com/activepython</text:span></text:a></text:p>
      <text:p text:style-name="P15"/>
      <text:p text:style-name="P16"/>
      <text:p text:style-name="P17">How do I setup my Altera DE1 board to run Sinclair ZX Spectrum?</text:p>
      <text:p text:style-name="P18"/>
      <text:p text:style-name="P19">Flash<text:s/>the<text:s/>ZX Spectrum<text:s/>combined<text:s/>ROM package (“<text:span text:style-name="T20">host\zxspectrum\rom\combined.rom</text:span>”) into the flash memory at the address 0. Use the program “DE1_ControlPanel.exe” off your DE1 CD disk (you can also download it from the terasic.com site).</text:p>
      <text:p text:style-name="P21"/>
      <text:p text:style-name="P22">In Quartus: open, compile and flash project<text:s/>“<text:span text:style-name="T23">host/zxspectrum/zxspectrum_board.qpf</text:span>”.</text:p>
      <text:p text:style-name="P24">Connect VGA, PS/2 keyboard and line-in to load Spectrum programs. You can also connect Line-out to hear the sounds (plugging in a set of earphones would also do).<text:s/></text:p>
      <text:p text:style-name="P25"/>
      <text:p text:style-name="P26">How do I add A-Z80 sources into my Z80-based project?</text:p>
      <text:p text:style-name="P27"/>
      <text:p text:style-name="P28">Look up a list of files that were added to one<text:s/>of the sample designs:</text:p>
      <text:list text:style-name="LFO1" text:continue-numbering="true">
        <text:list-item>
          <text:p text:style-name="P29">“<text:span text:style-name="T30">host\basic\host_de1.qsf</text:span>”</text:p>
        </text:list-item>
        <text:list-item>
          <text:p text:style-name="P31">“<text:span text:style-name="T32">host\zxspectrum\zxspectrum_board.qsf</text:span>”</text:p>
        </text:list-item>
      </text:list>
      <text:p text:style-name="P33">Use every<text:s/>file from the “cpu” directories listed.</text:p>
      <text:p text:style-name="P34"/>
      <text:p text:style-name="P35">Still stuck?</text:p>
      <text:p text:style-name="P36"/>
      <text:p text:style-name="P37">Well, read the full<text:s/><text:span text:style-name="T38">User’s Guide</text:span>.<text:bookmark-start text:name="_GoBack"/><text:bookmark-end text:name="_GoBack"/></text:p>
      <text:p text:style-name="P39">Visit<text:s/><text:a xlink:href="http://www.baltazarstudios.com" office:target-frame-name="_top" xlink:show="replace"><text:span text:style-name="Hyperlink">www.baltazarstudios.com</text:span></text:a>, post a question and/or send me an email.</text:p>
      <text:p text:style-name="P40"/>
      <text:p text:style-name="P41">Goran Devic</text:p>
      <text:p text:style-name="P42">gdevic@yahoo.com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7in"/>
        </style:tab-stops>
      </style:paragraph-properties>
    </style:style>
    <style:style style:name="T3" style:parent-style-name="DefaultParagraphFont" style:family="text">
      <style:text-properties style:font-name="Cambria" style:font-name-asian="Times New Roman"/>
    </style:style>
    <style:style style:name="T4" style:parent-style-name="DefaultParagraphFont" style:family="text">
      <style:text-properties style:font-name="Cambria" style:font-name-asian="Times New Roman"/>
    </style:style>
    <style:style style:name="T5" style:parent-style-name="DefaultParagraphFont" style:family="text">
      <style:text-properties style:font-name="Cambria" style:font-name-asian="Times New Roman"/>
    </style:style>
  </office:automatic-styles>
  <office:master-styles>
    <style:master-page style:name="MP0" style:page-layout-name="PL0">
      <style:header>
        <text:p text:style-name="Header">Copyright © 2014 Goran Devic<text:tab/><text:tab/>A-Z80</text:p>
      </style:header>
      <style:footer>
        <text:p text:style-name="P2"><text:span text:style-name="T3">www.baltazarstudios.com</text:span><text:span text:style-name="T4"><text:tab/>Page<text:s/></text:span><text:span text:style-name="T5"><text:page-number text:fixed="false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oran Devic</meta:initial-creator>
    <dc:creator>Goran Devic</dc:creator>
    <meta:creation-date>2014-09-27T12:10:00Z</meta:creation-date>
    <dc:date>2014-12-17T20:55:00Z</dc:date>
    <meta:print-date>2014-09-27T13:43:00Z</meta:print-date>
    <meta:template xlink:href="Normal.dotm" xlink:type="simple"/>
    <meta:editing-cycles>43</meta:editing-cycles>
    <meta:editing-duration>PT11640S</meta:editing-duration>
    <meta:document-statistic meta:page-count="1" meta:paragraph-count="3" meta:word-count="246" meta:character-count="1651" meta:row-count="11" meta:non-whitespace-character-count="1408"/>
  </office:meta>
</office:document-meta>
</file>